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428" officeooo:paragraph-rsid="0006a428"/>
    </style:style>
    <style:style style:name="P2" style:family="paragraph" style:parent-style-name="Standard">
      <style:text-properties officeooo:rsid="00076aa8" officeooo:paragraph-rsid="00076aa8"/>
    </style:style>
    <style:style style:name="P3" style:family="paragraph" style:parent-style-name="Standard">
      <style:text-properties officeooo:rsid="0007707a" officeooo:paragraph-rsid="0007707a"/>
    </style:style>
    <style:style style:name="T1" style:family="text">
      <style:text-properties officeooo:rsid="00076aa8"/>
    </style:style>
    <style:style style:name="T2" style:family="text">
      <style:text-properties officeooo:rsid="00077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dzienny użytek, czasami obrabia zdjęcia i montuje filmy. Przeciętna znajomość, studiuje prawo, 26 lat. Podróżniczka. <text:span text:style-name="T2">Korzysta z laptopo/tableta Microsoft Surface 2. (Mały mega przenośny laptopo/tablet kupiony w ameryce, więc troszeczke inne zasady).</text:span></text:p>
      <text:p text:style-name="P1">2. Licencja to uprawnienie do korzystania z danego programu.</text:p>
      <text:p text:style-name="P1">3. Sprzedanie produktu</text:p>
      <text:p text:style-name="P1">4. Kupiła taki komputer, żeby już miał office w środku (była to jedna z ważnych rzeczy przy zakupie). Kupiła kiedyś antivirusa, ale aktualnie cisnie na bezplatnym.</text:p>
      <text:p text:style-name="P1">5. Nie, tylko trialowe wersje. Jesli wersja się konczyła, instalowała inny program.</text:p>
      <text:p text:style-name="P1">6. Winows</text:p>
      <text:p text:style-name="P1">7. Trzyma w pudełku razem z papierami od laptopa + rachunek na mailu.</text:p>
      <text:p text:style-name="P1">8. <text:span text:style-name="T1">Nie, nie jest sobie w stanie przypomniec</text:span></text:p>
      <text:p text:style-name="P2">9. Tak, całkiem często</text:p>
      <text:p text:style-name="P2">10. Tak, parę mi się to zarzyło. Jakieś programy do obróbki zdjęc, parę aplikacji do organizacji czasu, czy przypominania o cwiczeniach.14</text:p>
      <text:p text:style-name="P2">11. Tak naprawdę to korzysta regularnie z office i (2, i korzysta z nich na zmiane) przegladarek neta. Nie ma za dużo zainstalowanych programow</text:p>
      <text:p text:style-name="P2">12. Ma swoj, ale czasem korzysta z komputera mamy.</text:p>
      <text:p text:style-name="P2"><text:tab/>a. Instalowala mamie programy, mame na pewno nie jest tego swiadoma. Czasami usuwała <text:tab/>potem, ale nie zawsze.</text:p>
      <text:p text:style-name="P2">13. <text:s/>Nigdy.</text:p>
      <text:p text:style-name="P2">14. Próbowała kupić antywirusa, gdy licencja się skonczyła, a okienko powiadomienia przekierowywało na rosyjska strone, na której nie było nawet opcji zmiany języka.</text:p>
      <text:p text:style-name="P2">15. Polskie odpowiedniki są droższe, niż amerykańska cena przewalutowana na PLNy. </text:p>
      <text:p text:style-name="P3">16. Prostota odnowienia (powiadomienia, linki do stron o ile działają, zapisane dane w koncie, więc sam proces zajmuje chwilke), przypomnienia o wygaśnieciu (wyskakujace okienka, powiadomienia przy odpaleniu).</text:p>
      <text:p text:style-name="P3">17. EULE przelatuje wzrokiem szukając cyft wskazujacych na opłaty. Nigdy nie przeszukiwała w poszukiwaniu konkretnych informacji. (Czy czytasz/oglądasz EULE, jeśli tak to w jakim celu. Czy szukasz konkretnych informacji co do programu w srodku).</text:p>
      <text:p text:style-name="P3">18. EULA jest dla niej całkiem zrozumiała, szczególnie po polsku, ale nigdy się w nie nie wgłębiała. (Jakie masz oczucia w stosunku do języka jakim napisana jest EULA, jako osoba posiadająca większa wiedzę prawniczą niż przecietny człowiek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4:44:51.885670280</meta:creation-date>
    <dc:date>2018-03-26T15:16:07.004778321</dc:date>
    <meta:editing-duration>PT23S</meta:editing-duration>
    <meta:editing-cycles>1</meta:editing-cycles>
    <meta:document-statistic meta:table-count="0" meta:image-count="0" meta:object-count="0" meta:page-count="1" meta:paragraph-count="19" meta:word-count="315" meta:character-count="2118" meta:non-whitespace-character-count="1818"/>
    <meta:generator>LibreOffice/5.4.5.1$Linux_X86_64 LibreOffice_project/40m0$Build-1</meta:generator>
  </office:meta>
</office:document-meta>
</file>